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125.2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87d1d1"/>
    </style:style>
    <style:style style:name="ce3" style:family="table-cell" style:parent-style-name="Default">
      <style:table-cell-properties fo:background-color="#f7a19a"/>
    </style:style>
    <style:style style:name="ce11" style:family="table-cell" style:parent-style-name="Default" style:data-style-name="N61"/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075.46pt" svg:y="27.86pt">
            <draw:object draw:notify-on-update-of-ranges="Sheet1.H18:Sheet1.H18 Sheet1.H19:Sheet1.H21 Sheet1.I18:Sheet1.I18 Sheet1.I19:Sheet1.I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1"/>
          <table:table-cell table:style-name="ce12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wer</text:p>
          </table:table-cell>
          <table:table-cell office:value-type="string" calcext:value-type="string">
            <text:p>power p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T in</text:p>
          </table:table-cell>
          <table:table-cell office:value-type="string" calcext:value-type="string">
            <text:p>pT out</text:p>
          </table:table-cell>
          <table:table-cell office:value-type="string" calcext:value-type="string">
            <text:p>pT drop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float" office:value="4.94689061527" calcext:value-type="float">
            <text:p>4.94689061527</text:p>
          </table:table-cell>
          <table:table-cell office:value-type="float" office:value="5.10506073361" calcext:value-type="float">
            <text:p>5.10506073361</text:p>
          </table:table-cell>
          <table:table-cell office:value-type="float" office:value="-0.158170118337" calcext:value-type="float">
            <text:p>-0.158170118337</text:p>
          </table:table-cell>
          <table:table-cell table:style-name="ce11" office:value-type="float" office:value="0.6503034" calcext:value-type="float">
            <text:p>6.50E-01</text:p>
          </table:table-cell>
          <table:table-cell table:style-name="ce11" office:value-type="float" office:value="0.4826165" calcext:value-type="float">
            <text:p>4.83E-01</text:p>
          </table:table-cell>
          <table:table-cell table:formula="of:=([.G7]-[.H7])*1000" office:value-type="float" office:value="167.6869" calcext:value-type="float">
            <text:p>167.6869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gravity</text:p>
          </table:table-cell>
          <table:table-cell office:value-type="float" office:value="5.02801934555" calcext:value-type="float">
            <text:p>5.02801934555</text:p>
          </table:table-cell>
          <table:table-cell office:value-type="float" office:value="5.18466414042" calcext:value-type="float">
            <text:p>5.18466414042</text:p>
          </table:table-cell>
          <table:table-cell office:value-type="float" office:value="-0.156644794865" calcext:value-type="float">
            <text:p>-0.156644794865</text:p>
          </table:table-cell>
          <table:table-cell table:style-name="ce11" office:value-type="float" office:value="3.059583" calcext:value-type="float">
            <text:p>3.06E+00</text:p>
          </table:table-cell>
          <table:table-cell table:style-name="ce11" office:value-type="float" office:value="2.870286" calcext:value-type="float">
            <text:p>2.87E+00</text:p>
          </table:table-cell>
          <table:table-cell table:formula="of:=([.G8]-[.H8])*1000" office:value-type="float" office:value="189.297" calcext:value-type="float">
            <text:p>189.297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no gravity</text:p>
          </table:table-cell>
          <table:table-cell office:value-type="float" office:value="5.02917144498" calcext:value-type="float">
            <text:p>5.02917144498</text:p>
          </table:table-cell>
          <table:table-cell office:value-type="float" office:value="5.18583998598" calcext:value-type="float">
            <text:p>5.18583998598</text:p>
          </table:table-cell>
          <table:table-cell office:value-type="float" office:value="-0.156668541001" calcext:value-type="float">
            <text:p>-0.156668541001</text:p>
          </table:table-cell>
          <table:table-cell table:style-name="ce11" office:value-type="float" office:value="0.6320083" calcext:value-type="float">
            <text:p>6.32E-01</text:p>
          </table:table-cell>
          <table:table-cell table:style-name="ce11" office:value-type="float" office:value="0.4425995" calcext:value-type="float">
            <text:p>4.43E-01</text:p>
          </table:table-cell>
          <table:table-cell table:formula="of:=([.G9]-[.H9])*1000" office:value-type="float" office:value="189.4088" calcext:value-type="float">
            <text:p>189.4088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gravity test</text:p>
          </table:table-cell>
          <table:table-cell office:value-type="float" office:value="4.76498638473" calcext:value-type="float">
            <text:p>4.76498638473</text:p>
          </table:table-cell>
          <table:table-cell office:value-type="float" office:value="4.90873331011" calcext:value-type="float">
            <text:p>4.90873331011</text:p>
          </table:table-cell>
          <table:table-cell office:value-type="float" office:value="-0.143746925384" calcext:value-type="float">
            <text:p>-0.143746925384</text:p>
          </table:table-cell>
          <table:table-cell table:style-name="ce11" office:value-type="float" office:value="3.059518" calcext:value-type="float">
            <text:p>3.06E+00</text:p>
          </table:table-cell>
          <table:table-cell table:style-name="ce11" office:value-type="float" office:value="2.8691" calcext:value-type="float">
            <text:p>2.87E+00</text:p>
          </table:table-cell>
          <table:table-cell table:formula="of:=([.G10]-[.H10])*1000" office:value-type="float" office:value="190.418" calcext:value-type="float">
            <text:p>190.418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gravity longer</text:p>
          </table:table-cell>
          <table:table-cell office:value-type="float" office:value="4.64901900925" calcext:value-type="float">
            <text:p>4.64901900925</text:p>
          </table:table-cell>
          <table:table-cell office:value-type="float" office:value="4.80320537572" calcext:value-type="float">
            <text:p>4.80320537572</text:p>
          </table:table-cell>
          <table:table-cell office:value-type="float" office:value="0.154186366469" calcext:value-type="float">
            <text:p>0.154186366469</text:p>
          </table:table-cell>
          <table:table-cell table:style-name="ce11" office:value-type="float" office:value="3.034696" calcext:value-type="float">
            <text:p>3.03E+00</text:p>
          </table:table-cell>
          <table:table-cell table:style-name="ce11" office:value-type="float" office:value="2.886269" calcext:value-type="float">
            <text:p>2.89E+00</text:p>
          </table:table-cell>
          <table:table-cell table:formula="of:=([.G11]-[.H11])*1000" office:value-type="float" office:value="148.427" calcext:value-type="float">
            <text:p>148.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gravity longer front</text:p>
          </table:table-cell>
          <table:table-cell office:value-type="float" office:value="5.03340003987" calcext:value-type="float">
            <text:p>5.03340003987</text:p>
          </table:table-cell>
          <table:table-cell office:value-type="float" office:value="5.19009079263" calcext:value-type="float">
            <text:p>5.19009079263</text:p>
          </table:table-cell>
          <table:table-cell office:value-type="float" office:value="-0.156690752765" calcext:value-type="float">
            <text:p>-0.156690752765</text:p>
          </table:table-cell>
          <table:table-cell table:style-name="ce11" office:value-type="float" office:value="3.059807" calcext:value-type="float">
            <text:p>3.06E+00</text:p>
          </table:table-cell>
          <table:table-cell table:style-name="ce11" office:value-type="float" office:value="2.923178" calcext:value-type="float">
            <text:p>2.92E+00</text:p>
          </table:table-cell>
          <table:table-cell table:formula="of:=([.G12]-[.H12])*1000" office:value-type="float" office:value="136.629" calcext:value-type="float">
            <text:p>136.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gravity longer back</text:p>
          </table:table-cell>
          <table:table-cell office:value-type="float" office:value="4.61611451955" calcext:value-type="float">
            <text:p>4.61611451955</text:p>
          </table:table-cell>
          <table:table-cell office:value-type="float" office:value="4.76833335025" calcext:value-type="float">
            <text:p>4.76833335025</text:p>
          </table:table-cell>
          <table:table-cell office:value-type="float" office:value="-0.152218830708" calcext:value-type="float">
            <text:p>-0.152218830708</text:p>
          </table:table-cell>
          <table:table-cell table:style-name="ce11" office:value-type="float" office:value="3.032289" calcext:value-type="float">
            <text:p>3.03E+00</text:p>
          </table:table-cell>
          <table:table-cell table:style-name="ce11" office:value-type="float" office:value="2.856205" calcext:value-type="float">
            <text:p>2.86E+00</text:p>
          </table:table-cell>
          <table:table-cell table:formula="of:=([.G13]-[.H13])*1000" office:value-type="float" office:value="176.084" calcext:value-type="float">
            <text:p>176.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gravity longest</text:p>
          </table:table-cell>
          <table:table-cell office:value-type="float" office:value="4.6274730287" calcext:value-type="float">
            <text:p>4.6274730287</text:p>
          </table:table-cell>
          <table:table-cell office:value-type="float" office:value="4.77976509963" calcext:value-type="float">
            <text:p>4.77976509963</text:p>
          </table:table-cell>
          <table:table-cell office:value-type="float" office:value="-0.152292070926" calcext:value-type="float">
            <text:p>-0.152292070926</text:p>
          </table:table-cell>
          <table:table-cell table:style-name="ce11" office:value-type="float" office:value="3.032288" calcext:value-type="float">
            <text:p>3.03E+00</text:p>
          </table:table-cell>
          <table:table-cell table:style-name="ce11" office:value-type="float" office:value="2.922815" calcext:value-type="float">
            <text:p>2.92E+00</text:p>
          </table:table-cell>
          <table:table-cell table:formula="of:=([.G14]-[.H14])*1000" office:value-type="float" office:value="109.473" calcext:value-type="float">
            <text:p>109.473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T drop useful</text:p>
          </table:table-cell>
          <table:table-cell office:value-type="string" calcext:value-type="string">
            <text:p>pT drop losses</text:p>
          </table:table-cell>
          <table:table-cell office:value-type="string" calcext:value-type="string">
            <text:p>E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table:formula="of:=[.D8]/[.$C$19]" office:value-type="float" office:value="126.970185493687" calcext:value-type="float">
            <text:p>126.970185493687</text:p>
          </table:table-cell>
          <table:table-cell table:formula="of:=[.I8]-[.D18]" office:value-type="float" office:value="62.326814506313" calcext:value-type="float">
            <text:p>62.326814506313</text:p>
          </table:table-cell>
          <table:table-cell table:formula="of:=1-[.E18]/[.I8]" office:value-type="float" office:value="0.670745893985045" calcext:value-type="float">
            <text:p>0.670745893985045</text:p>
          </table:table-cell>
          <table:table-cell/>
          <table:table-cell office:value-type="string" calcext:value-type="string">
            <text:p>Domain length [m]</text:p>
          </table:table-cell>
          <table:table-cell office:value-type="string" calcext:value-type="string">
            <text:p>Power [W]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1*2*0.09*0.22" office:value-type="float" office:value="0.0396" calcext:value-type="float">
            <text:p>0.0396</text:p>
          </table:table-cell>
          <table:table-cell table:formula="of:=[.D9]/[.$C$19]" office:value-type="float" office:value="126.999278913636" calcext:value-type="float">
            <text:p>126.999278913636</text:p>
          </table:table-cell>
          <table:table-cell table:formula="of:=[.I9]-[.D19]" office:value-type="float" office:value="62.4095210863637" calcext:value-type="float">
            <text:p>62.4095210863637</text:p>
          </table:table-cell>
          <table:table-cell table:formula="of:=1-[.E19]/[.I9]" office:value-type="float" office:value="0.670503582270921" calcext:value-type="float">
            <text:p>0.670503582270921</text:p>
          </table:table-cell>
          <table:table-cell/>
          <table:table-cell table:formula="of:=[.B8]" office:value-type="float" office:value="1.2" calcext:value-type="float">
            <text:p>1.2</text:p>
          </table:table-cell>
          <table:table-cell table:formula="of:=[.D8]" office:value-type="float" office:value="5.02801934555" calcext:value-type="float">
            <text:p>5.02801934555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3"/>
          <table:table-cell table:formula="of:=[.D10]/[.$C$19]" office:value-type="float" office:value="120.327939008333" calcext:value-type="float">
            <text:p>120.327939008333</text:p>
          </table:table-cell>
          <table:table-cell table:formula="of:=[.I10]-[.D20]" office:value-type="float" office:value="70.0900609916669" calcext:value-type="float">
            <text:p>70.0900609916669</text:p>
          </table:table-cell>
          <table:table-cell table:formula="of:=1-[.E20]/[.I10]" office:value-type="float" office:value="0.631914729743686" calcext:value-type="float">
            <text:p>0.631914729743686</text:p>
          </table:table-cell>
          <table:table-cell/>
          <table:table-cell table:formula="of:=[.B11]" office:value-type="float" office:value="2.4" calcext:value-type="float">
            <text:p>2.4</text:p>
          </table:table-cell>
          <table:table-cell table:formula="of:=[.D11]" office:value-type="float" office:value="4.64901900925" calcext:value-type="float">
            <text:p>4.64901900925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3"/>
          <table:table-cell table:formula="of:=[.D11]/[.$C$19]" office:value-type="float" office:value="117.399469930556" calcext:value-type="float">
            <text:p>117.399469930556</text:p>
          </table:table-cell>
          <table:table-cell table:formula="of:=[.I11]-[.D21]" office:value-type="float" office:value="31.0275300694443" calcext:value-type="float">
            <text:p>31.0275300694443</text:p>
          </table:table-cell>
          <table:table-cell table:formula="of:=1-[.E21]/[.I11]" office:value-type="float" office:value="0.790957642009578" calcext:value-type="float">
            <text:p>0.790957642009578</text:p>
          </table:table-cell>
          <table:table-cell/>
          <table:table-cell table:formula="of:=[.B14]" office:value-type="float" office:value="3.6" calcext:value-type="float">
            <text:p>3.6</text:p>
          </table:table-cell>
          <table:table-cell table:formula="of:=[.D14]" office:value-type="float" office:value="4.6274730287" calcext:value-type="float">
            <text:p>4.6274730287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3"/>
          <table:table-cell table:formula="of:=[.D12]/[.$C$19]" office:value-type="float" office:value="127.106061612879" calcext:value-type="float">
            <text:p>127.106061612879</text:p>
          </table:table-cell>
          <table:table-cell table:formula="of:=[.I12]-[.D22]" office:value-type="float" office:value="9.5229383871213" calcext:value-type="float">
            <text:p>9.5229383871213</text:p>
          </table:table-cell>
          <table:table-cell table:formula="of:=1-[.E22]/[.I12]" office:value-type="float" office:value="0.930300753228661" calcext:value-type="float">
            <text:p>0.93030075322866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]/[.$C$19]" office:value-type="float" office:value="116.568548473485" calcext:value-type="float">
            <text:p>116.568548473485</text:p>
          </table:table-cell>
          <table:table-cell table:formula="of:=[.I13]-[.D23]" office:value-type="float" office:value="59.5154515265151" calcext:value-type="float">
            <text:p>59.5154515265151</text:p>
          </table:table-cell>
          <table:table-cell table:formula="of:=1-[.E23]/[.I13]" office:value-type="float" office:value="0.662005341050208" calcext:value-type="float">
            <text:p>0.66200534105020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]/[.$C$19]" office:value-type="float" office:value="116.855379512626" calcext:value-type="float">
            <text:p>116.855379512626</text:p>
          </table:table-cell>
          <table:table-cell table:formula="of:=[.I14]-[.D24]" office:value-type="float" office:value="-7.38237951262634" calcext:value-type="float">
            <text:p>-7.38237951262634</text:p>
          </table:table-cell>
          <table:table-cell table:formula="of:=1-[.E24]/[.I14]" office:value-type="float" office:value="1.06743561894372" calcext:value-type="float">
            <text:p>1.06743561894372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9"/>
          <table:table-cell table:style-name="ce9" office:value-type="string" calcext:value-type="string">
            <text:p>Gravity enabled</text:p>
          </table:table-cell>
          <table:table-cell table:style-name="ce9" office:value-type="string" calcext:value-type="string">
            <text:p>Gravity dis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 [W]</text:p>
          </table:table-cell>
          <table:table-cell office:value-type="string" calcext:value-type="string">
            <text:p>Power (pressure) [W]</text:p>
          </table:table-cell>
          <table:table-cell office:value-type="string" calcext:value-type="string">
            <text:p>Power(Shear stress) [W]</text:p>
          </table:table-cell>
          <table:table-cell office:value-type="string" calcext:value-type="string">
            <text:p>Total pressure inlet (2.4 s)</text:p>
          </table:table-cell>
          <table:table-cell office:value-type="string" calcext:value-type="string">
            <text:p>Total pressure outlet (2.4 s)</text:p>
          </table:table-cell>
          <table:table-cell office:value-type="string" calcext:value-type="string">
            <text:p>Total pressure drop (2.4 s)</text:p>
          </table:table-cell>
          <table:table-cell table:number-columns-repeated="2"/>
          <table:table-cell table:style-name="ce9" office:value-type="string" calcext:value-type="string">
            <text:p>Power</text:p>
          </table:table-cell>
          <table:table-cell table:style-name="ce9" office:value-type="string" calcext:value-type="string">
            <text:p>$\round{5.02801934555}$</text:p>
          </table:table-cell>
          <table:table-cell table:style-name="ce9" office:value-type="string" calcext:value-type="string">
            <text:p>$\round{5.02917144498}$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ty enabled</text:p>
          </table:table-cell>
          <table:table-cell table:formula="of:=[.D8]" office:value-type="float" office:value="5.02801934555" calcext:value-type="float">
            <text:p>5.02801934555</text:p>
          </table:table-cell>
          <table:table-cell table:formula="of:=[.E8]" office:value-type="float" office:value="5.18466414042" calcext:value-type="float">
            <text:p>5.18466414042</text:p>
          </table:table-cell>
          <table:table-cell table:formula="of:=[.F8]" office:value-type="float" office:value="-0.156644794865" calcext:value-type="float">
            <text:p>-0.156644794865</text:p>
          </table:table-cell>
          <table:table-cell table:style-name="ce11" table:formula="of:=[.G8]*1000" office:value-type="float" office:value="3059.583" calcext:value-type="float">
            <text:p>3.06E+03</text:p>
          </table:table-cell>
          <table:table-cell table:style-name="ce11" table:formula="of:=[.H8]*1000" office:value-type="float" office:value="2870.286" calcext:value-type="float">
            <text:p>2.87E+03</text:p>
          </table:table-cell>
          <table:table-cell table:style-name="ce11" table:formula="of:=[.I8]" office:value-type="float" office:value="189.297" calcext:value-type="float">
            <text:p>1.89E+02</text:p>
          </table:table-cell>
          <table:table-cell table:number-columns-repeated="2"/>
          <table:table-cell table:style-name="ce9" office:value-type="string" calcext:value-type="string">
            <text:p>Power (pressure)</text:p>
          </table:table-cell>
          <table:table-cell table:style-name="ce9" office:value-type="string" calcext:value-type="string">
            <text:p>$\round{5.18466414042}$</text:p>
          </table:table-cell>
          <table:table-cell table:style-name="ce9" office:value-type="string" calcext:value-type="string">
            <text:p>$\round{5.18583998598}$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ty disabled</text:p>
          </table:table-cell>
          <table:table-cell table:formula="of:=[.D9]" office:value-type="float" office:value="5.02917144498" calcext:value-type="float">
            <text:p>5.02917144498</text:p>
          </table:table-cell>
          <table:table-cell table:formula="of:=[.E9]" office:value-type="float" office:value="5.18583998598" calcext:value-type="float">
            <text:p>5.18583998598</text:p>
          </table:table-cell>
          <table:table-cell table:formula="of:=[.F9]" office:value-type="float" office:value="-0.156668541001" calcext:value-type="float">
            <text:p>-0.156668541001</text:p>
          </table:table-cell>
          <table:table-cell table:style-name="ce11" table:formula="of:=[.G9]*1000" office:value-type="float" office:value="632.0083" calcext:value-type="float">
            <text:p>6.32E+02</text:p>
          </table:table-cell>
          <table:table-cell table:style-name="ce11" table:formula="of:=[.H9]*1000" office:value-type="float" office:value="442.5995" calcext:value-type="float">
            <text:p>4.43E+02</text:p>
          </table:table-cell>
          <table:table-cell table:style-name="ce11" table:formula="of:=[.I9]" office:value-type="float" office:value="189.4088" calcext:value-type="float">
            <text:p>1.89E+02</text:p>
          </table:table-cell>
          <table:table-cell table:number-columns-repeated="2"/>
          <table:table-cell table:style-name="ce9" office:value-type="string" calcext:value-type="string">
            <text:p>Power(Shear stress)</text:p>
          </table:table-cell>
          <table:table-cell table:style-name="ce9" office:value-type="string" calcext:value-type="string">
            <text:p>$\round{-0.156644794865}$</text:p>
          </table:table-cell>
          <table:table-cell table:style-name="ce9" office:value-type="string" calcext:value-type="string">
            <text:p>$\round{-0.156668541001}$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 pressure inlet (2.4 s)</text:p>
          </table:table-cell>
          <table:table-cell table:style-name="ce9" office:value-type="string" calcext:value-type="string">
            <text:p>$\round{3059.583}$</text:p>
          </table:table-cell>
          <table:table-cell table:style-name="ce9" office:value-type="string" calcext:value-type="string">
            <text:p>$\round{632.0083}$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 pressure outlet (2.4 s)</text:p>
          </table:table-cell>
          <table:table-cell table:style-name="ce9" office:value-type="string" calcext:value-type="string">
            <text:p>$\round{2870.286}$</text:p>
          </table:table-cell>
          <table:table-cell table:style-name="ce9" office:value-type="string" calcext:value-type="string">
            <text:p>$\round{442.5995}$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 pressure drop (2.4 s)</text:p>
          </table:table-cell>
          <table:table-cell table:style-name="ce9" office:value-type="string" calcext:value-type="string">
            <text:p>$\round{189.297}$</text:p>
          </table:table-cell>
          <table:table-cell table:style-name="ce9" office:value-type="string" calcext:value-type="string">
            <text:p>$\round{189.4088}$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table:formula="of:=[.D28]" office:value-type="string" office:string-value="Power [W]" calcext:value-type="string">
            <text:p>Power [W]</text:p>
          </table:table-cell>
          <table:table-cell table:style-name="ce9" table:formula="of:=[.E28]" office:value-type="string" office:string-value="Power (pressure) [W]" calcext:value-type="string">
            <text:p>Power (pressure) [W]</text:p>
          </table:table-cell>
          <table:table-cell table:style-name="ce9" table:formula="of:=[.F28]" office:value-type="string" office:string-value="Power(Shear stress) [W]" calcext:value-type="string">
            <text:p>Power(Shear stress) [W]</text:p>
          </table:table-cell>
          <table:table-cell table:style-name="ce9" table:formula="of:=[.G28]" office:value-type="string" office:string-value="Total pressure inlet (2.4 s)" calcext:value-type="string">
            <text:p>Total pressure inlet (2.4 s)</text:p>
          </table:table-cell>
          <table:table-cell table:style-name="ce9" table:formula="of:=[.H28]" office:value-type="string" office:string-value="Total pressure outlet (2.4 s)" calcext:value-type="string">
            <text:p>Total pressure outlet (2.4 s)</text:p>
          </table:table-cell>
          <table:table-cell table:style-name="ce9" table:formula="of:=[.I28]" office:value-type="string" office:string-value="Total pressure drop (2.4 s)" calcext:value-type="string">
            <text:p>Total pressure drop (2.4 s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29]" office:value-type="string" office:string-value="Gravity enabled" calcext:value-type="string">
            <text:p>Gravity enabled</text:p>
          </table:table-cell>
          <table:table-cell table:style-name="ce9" table:formula="of:=COM.MICROSOFT.CONCAT(&quot;$\round{&quot;;[.D7];&quot;}$&quot;)" office:value-type="string" office:string-value="$\round{4.94689061527}$" calcext:value-type="string">
            <text:p>$\round{4.94689061527}$</text:p>
          </table:table-cell>
          <table:table-cell table:style-name="ce9" table:formula="of:=COM.MICROSOFT.CONCAT(&quot;$\round{&quot;;[.E29];&quot;}$&quot;)" office:value-type="string" office:string-value="$\round{5.18466414042}$" calcext:value-type="string">
            <text:p>$\round{5.18466414042}$</text:p>
          </table:table-cell>
          <table:table-cell table:style-name="ce9" table:formula="of:=COM.MICROSOFT.CONCAT(&quot;$\round{&quot;;[.F29];&quot;}$&quot;)" office:value-type="string" office:string-value="$\round{-0.156644794865}$" calcext:value-type="string">
            <text:p>$\round{-0.156644794865}$</text:p>
          </table:table-cell>
          <table:table-cell table:style-name="ce9" table:formula="of:=COM.MICROSOFT.CONCAT(&quot;$\round{&quot;;[.G29];&quot;}$&quot;)" office:value-type="string" office:string-value="$\round{3059.583}$" calcext:value-type="string">
            <text:p>$\round{3059.583}$</text:p>
          </table:table-cell>
          <table:table-cell table:style-name="ce9" table:formula="of:=COM.MICROSOFT.CONCAT(&quot;$\round{&quot;;[.H29];&quot;}$&quot;)" office:value-type="string" office:string-value="$\round{2870.286}$" calcext:value-type="string">
            <text:p>$\round{2870.286}$</text:p>
          </table:table-cell>
          <table:table-cell table:style-name="ce9" table:formula="of:=COM.MICROSOFT.CONCAT(&quot;$\round{&quot;;[.I29];&quot;}$&quot;)" office:value-type="string" office:string-value="$\round{189.297}$" calcext:value-type="string">
            <text:p>$\round{189.297}$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30]" office:value-type="string" office:string-value="Gravity disabled" calcext:value-type="string">
            <text:p>Gravity disabled</text:p>
          </table:table-cell>
          <table:table-cell table:style-name="ce9" table:formula="of:=COM.MICROSOFT.CONCAT(&quot;$\round{&quot;;[.D30];&quot;}$&quot;)" office:value-type="string" office:string-value="$\round{5.02917144498}$" calcext:value-type="string">
            <text:p>$\round{5.02917144498}$</text:p>
          </table:table-cell>
          <table:table-cell table:style-name="ce9" table:formula="of:=COM.MICROSOFT.CONCAT(&quot;$\round{&quot;;[.E30];&quot;}$&quot;)" office:value-type="string" office:string-value="$\round{5.18583998598}$" calcext:value-type="string">
            <text:p>$\round{5.18583998598}$</text:p>
          </table:table-cell>
          <table:table-cell table:style-name="ce9" table:formula="of:=COM.MICROSOFT.CONCAT(&quot;$\round{&quot;;[.F30];&quot;}$&quot;)" office:value-type="string" office:string-value="$\round{-0.156668541001}$" calcext:value-type="string">
            <text:p>$\round{-0.156668541001}$</text:p>
          </table:table-cell>
          <table:table-cell table:style-name="ce9" table:formula="of:=COM.MICROSOFT.CONCAT(&quot;$\round{&quot;;[.G30];&quot;}$&quot;)" office:value-type="string" office:string-value="$\round{632.0083}$" calcext:value-type="string">
            <text:p>$\round{632.0083}$</text:p>
          </table:table-cell>
          <table:table-cell table:style-name="ce9" table:formula="of:=COM.MICROSOFT.CONCAT(&quot;$\round{&quot;;[.H30];&quot;}$&quot;)" office:value-type="string" office:string-value="$\round{442.5995}$" calcext:value-type="string">
            <text:p>$\round{442.5995}$</text:p>
          </table:table-cell>
          <table:table-cell table:style-name="ce9" table:formula="of:=COM.MICROSOFT.CONCAT(&quot;$\round{&quot;;[.I30];&quot;}$&quot;)" office:value-type="string" office:string-value="$\round{189.4088}$" calcext:value-type="string">
            <text:p>$\round{189.4088}$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0"/>
          <table:table-cell table:style-name="ce10" table:formula="of:=[.D34]" office:value-type="string" office:string-value="Power [W]" calcext:value-type="string">
            <text:p>Power [W]</text:p>
          </table:table-cell>
          <table:table-cell table:style-name="ce10" table:formula="of:=[.E34]" office:value-type="string" office:string-value="Power (pressure) [W]" calcext:value-type="string">
            <text:p>Power (pressure) [W]</text:p>
          </table:table-cell>
          <table:table-cell table:style-name="ce10" table:formula="of:=[.F34]" office:value-type="string" office:string-value="Power(Shear stress) [W]" calcext:value-type="string">
            <text:p>Power(Shear stress) [W]</text:p>
          </table:table-cell>
          <table:table-cell table:style-name="ce10" table:formula="of:=[.G34]" office:value-type="string" office:string-value="Total pressure inlet (2.4 s)" calcext:value-type="string">
            <text:p>Total pressure inlet (2.4 s)</text:p>
          </table:table-cell>
          <table:table-cell table:style-name="ce10" table:formula="of:=[.H34]" office:value-type="string" office:string-value="Total pressure outlet (2.4 s)" calcext:value-type="string">
            <text:p>Total pressure outlet (2.4 s)</text:p>
          </table:table-cell>
          <table:table-cell table:style-name="ce10" table:formula="of:=[.I34]" office:value-type="string" office:string-value="Total pressure drop (2.4 s)" calcext:value-type="string">
            <text:p>Total pressure drop (2.4 s)</text:p>
          </table:table-cell>
          <table:table-cell table:number-columns-repeated="2"/>
          <table:table-cell table:style-name="ce10"/>
          <table:table-cell table:style-name="ce10" office:value-type="string" calcext:value-type="string">
            <text:p>Default boundaries</text:p>
          </table:table-cell>
          <table:table-cell table:style-name="ce10" office:value-type="string" calcext:value-type="string">
            <text:p>Enhanced boundaries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efault boundaries</text:p>
          </table:table-cell>
          <table:table-cell table:style-name="ce10" table:formula="of:=COM.MICROSOFT.CONCAT(&quot;$\round{&quot;;[.D7];&quot;}$&quot;)" office:value-type="string" office:string-value="$\round{4.94689061527}$" calcext:value-type="string">
            <text:p>$\round{4.94689061527}$</text:p>
          </table:table-cell>
          <table:table-cell table:style-name="ce10" table:formula="of:=COM.MICROSOFT.CONCAT(&quot;$\round{&quot;;[.E7];&quot;}$&quot;)" office:value-type="string" office:string-value="$\round{5.10506073361}$" calcext:value-type="string">
            <text:p>$\round{5.10506073361}$</text:p>
          </table:table-cell>
          <table:table-cell table:style-name="ce10" table:formula="of:=COM.MICROSOFT.CONCAT(&quot;$\round{&quot;;[.F7];&quot;}$&quot;)" office:value-type="string" office:string-value="$\round{-0.158170118337}$" calcext:value-type="string">
            <text:p>$\round{-0.158170118337}$</text:p>
          </table:table-cell>
          <table:table-cell table:style-name="ce10" table:formula="of:=COM.MICROSOFT.CONCAT(&quot;$\round{&quot;;[.G7];&quot;}$&quot;)" office:value-type="string" office:string-value="$\round{0.6503034}$" calcext:value-type="string">
            <text:p>$\round{0.6503034}$</text:p>
          </table:table-cell>
          <table:table-cell table:style-name="ce10" table:formula="of:=COM.MICROSOFT.CONCAT(&quot;$\round{&quot;;[.H7];&quot;}$&quot;)" office:value-type="string" office:string-value="$\round{0.4826165}$" calcext:value-type="string">
            <text:p>$\round{0.4826165}$</text:p>
          </table:table-cell>
          <table:table-cell table:style-name="ce10" table:formula="of:=COM.MICROSOFT.CONCAT(&quot;$\round{&quot;;[.I7];&quot;}$&quot;)" office:value-type="string" office:string-value="$\round{167.6869}$" calcext:value-type="string">
            <text:p>$\round{167.6869}$</text:p>
          </table:table-cell>
          <table:table-cell table:number-columns-repeated="2"/>
          <table:table-cell table:style-name="ce10" office:value-type="string" calcext:value-type="string">
            <text:p>Power</text:p>
          </table:table-cell>
          <table:table-cell table:style-name="ce10" office:value-type="string" calcext:value-type="string">
            <text:p>$\round{4.94689061527}$</text:p>
          </table:table-cell>
          <table:table-cell table:style-name="ce10" office:value-type="string" calcext:value-type="string">
            <text:p>$\round{5.02917144498}$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Enhanced boundaries</text:p>
          </table:table-cell>
          <table:table-cell table:style-name="ce10" table:formula="of:=COM.MICROSOFT.CONCAT(&quot;$\round{&quot;;[.D9];&quot;}$&quot;)" office:value-type="string" office:string-value="$\round{5.02917144498}$" calcext:value-type="string">
            <text:p>$\round{5.02917144498}$</text:p>
          </table:table-cell>
          <table:table-cell table:style-name="ce10" table:formula="of:=COM.MICROSOFT.CONCAT(&quot;$\round{&quot;;[.E9];&quot;}$&quot;)" office:value-type="string" office:string-value="$\round{5.18583998598}$" calcext:value-type="string">
            <text:p>$\round{5.18583998598}$</text:p>
          </table:table-cell>
          <table:table-cell table:style-name="ce10" table:formula="of:=COM.MICROSOFT.CONCAT(&quot;$\round{&quot;;[.F9];&quot;}$&quot;)" office:value-type="string" office:string-value="$\round{-0.156668541001}$" calcext:value-type="string">
            <text:p>$\round{-0.156668541001}$</text:p>
          </table:table-cell>
          <table:table-cell table:style-name="ce10" table:formula="of:=COM.MICROSOFT.CONCAT(&quot;$\round{&quot;;[.G9];&quot;}$&quot;)" office:value-type="string" office:string-value="$\round{0.6320083}$" calcext:value-type="string">
            <text:p>$\round{0.6320083}$</text:p>
          </table:table-cell>
          <table:table-cell table:style-name="ce10" table:formula="of:=COM.MICROSOFT.CONCAT(&quot;$\round{&quot;;[.H9];&quot;}$&quot;)" office:value-type="string" office:string-value="$\round{0.4425995}$" calcext:value-type="string">
            <text:p>$\round{0.4425995}$</text:p>
          </table:table-cell>
          <table:table-cell table:style-name="ce10" table:formula="of:=COM.MICROSOFT.CONCAT(&quot;$\round{&quot;;[.I9];&quot;}$&quot;)" office:value-type="string" office:string-value="$\round{189.4088}$" calcext:value-type="string">
            <text:p>$\round{189.4088}$</text:p>
          </table:table-cell>
          <table:table-cell table:number-columns-repeated="2"/>
          <table:table-cell table:style-name="ce10" office:value-type="string" calcext:value-type="string">
            <text:p>Power (pressure)</text:p>
          </table:table-cell>
          <table:table-cell table:style-name="ce10" office:value-type="string" calcext:value-type="string">
            <text:p>$\round{5.10506073361}$</text:p>
          </table:table-cell>
          <table:table-cell table:style-name="ce10" office:value-type="string" calcext:value-type="string">
            <text:p>$\round{5.18583998598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Power(Shear stress)</text:p>
          </table:table-cell>
          <table:table-cell table:style-name="ce10" office:value-type="string" calcext:value-type="string">
            <text:p>$\round{-0.158170118337}$</text:p>
          </table:table-cell>
          <table:table-cell table:style-name="ce10" office:value-type="string" calcext:value-type="string">
            <text:p>$\round{-0.156668541001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Total pressure inlet (2.4 s)</text:p>
          </table:table-cell>
          <table:table-cell table:style-name="ce10" office:value-type="string" calcext:value-type="string">
            <text:p>$\round{0.6503034}$</text:p>
          </table:table-cell>
          <table:table-cell table:style-name="ce10" office:value-type="string" calcext:value-type="string">
            <text:p>$\round{0.6320083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Total pressure outlet (2.4 s)</text:p>
          </table:table-cell>
          <table:table-cell table:style-name="ce10" office:value-type="string" calcext:value-type="string">
            <text:p>$\round{0.4826165}$</text:p>
          </table:table-cell>
          <table:table-cell table:style-name="ce10" office:value-type="string" calcext:value-type="string">
            <text:p>$\round{0.4425995}$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3" table:formula="of:=[.D28]" office:value-type="string" office:string-value="Power [W]" calcext:value-type="string">
            <text:p>Power [W]</text:p>
          </table:table-cell>
          <table:table-cell table:style-name="ce3" table:formula="of:=[.E28]" office:value-type="string" office:string-value="Power (pressure) [W]" calcext:value-type="string">
            <text:p>Power (pressure) [W]</text:p>
          </table:table-cell>
          <table:table-cell table:style-name="ce3" table:formula="of:=[.F28]" office:value-type="string" office:string-value="Power(Shear stress) [W]" calcext:value-type="string">
            <text:p>Power(Shear stress) [W]</text:p>
          </table:table-cell>
          <table:table-cell table:number-columns-repeated="5"/>
          <table:table-cell table:style-name="ce10" office:value-type="string" calcext:value-type="string">
            <text:p>Total pressure drop (2.4 s)</text:p>
          </table:table-cell>
          <table:table-cell table:style-name="ce10" office:value-type="string" calcext:value-type="string">
            <text:p>$\round{167.6869}$</text:p>
          </table:table-cell>
          <table:table-cell table:style-name="ce10" office:value-type="string" calcext:value-type="string">
            <text:p>$\round{189.4088}$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ravity enabled</text:p>
          </table:table-cell>
          <table:table-cell table:style-name="ce3" table:formula="of:=COM.MICROSOFT.CONCAT(&quot;$\round{&quot;;[.D8];&quot;}$&quot;)" office:value-type="string" office:string-value="$\round{5.02801934555}$" calcext:value-type="string">
            <text:p>$\round{5.02801934555}$</text:p>
          </table:table-cell>
          <table:table-cell table:style-name="ce3" table:formula="of:=COM.MICROSOFT.CONCAT(&quot;$\round{&quot;;[.E8];&quot;}$&quot;)" office:value-type="string" office:string-value="$\round{5.18466414042}$" calcext:value-type="string">
            <text:p>$\round{5.18466414042}$</text:p>
          </table:table-cell>
          <table:table-cell table:style-name="ce3" table:formula="of:=COM.MICROSOFT.CONCAT(&quot;$\round{&quot;;[.F8];&quot;}$&quot;)" office:value-type="string" office:string-value="$\round{-0.156644794865}$" calcext:value-type="string">
            <text:p>$\round{-0.156644794865}$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Gravity disabled</text:p>
          </table:table-cell>
          <table:table-cell table:style-name="ce3" table:formula="of:=COM.MICROSOFT.CONCAT(&quot;$\round{&quot;;[.D9];&quot;}$&quot;)" office:value-type="string" office:string-value="$\round{5.02917144498}$" calcext:value-type="string">
            <text:p>$\round{5.02917144498}$</text:p>
          </table:table-cell>
          <table:table-cell table:style-name="ce3" table:formula="of:=COM.MICROSOFT.CONCAT(&quot;$\round{&quot;;[.E9];&quot;}$&quot;)" office:value-type="string" office:string-value="$\round{5.18583998598}$" calcext:value-type="string">
            <text:p>$\round{5.18583998598}$</text:p>
          </table:table-cell>
          <table:table-cell table:style-name="ce3" table:formula="of:=COM.MICROSOFT.CONCAT(&quot;$\round{&quot;;[.F9];&quot;}$&quot;)" office:value-type="string" office:string-value="$\round{-0.156668541001}$" calcext:value-type="string">
            <text:p>$\round{-0.156668541001}$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Gravity (2.4 m symmetric)</text:p>
          </table:table-cell>
          <table:table-cell table:style-name="ce3" table:formula="of:=COM.MICROSOFT.CONCAT(&quot;$\round{&quot;;[.D11];&quot;}$&quot;)" office:value-type="string" office:string-value="$\round{4.64901900925}$" calcext:value-type="string">
            <text:p>$\round{4.64901900925}$</text:p>
          </table:table-cell>
          <table:table-cell table:style-name="ce3" table:formula="of:=COM.MICROSOFT.CONCAT(&quot;$\round{&quot;;[.E11];&quot;}$&quot;)" office:value-type="string" office:string-value="$\round{4.80320537572}$" calcext:value-type="string">
            <text:p>$\round{4.80320537572}$</text:p>
          </table:table-cell>
          <table:table-cell table:style-name="ce3" table:formula="of:=COM.MICROSOFT.CONCAT(&quot;$\round{&quot;;[.F11];&quot;}$&quot;)" office:value-type="string" office:string-value="$\round{0.154186366469}$" calcext:value-type="string">
            <text:p>$\round{0.154186366469}$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Gravity (2.4 m downstream)</text:p>
          </table:table-cell>
          <table:table-cell table:style-name="ce3" table:formula="of:=COM.MICROSOFT.CONCAT(&quot;$\round{&quot;;[.D12];&quot;}$&quot;)" office:value-type="string" office:string-value="$\round{5.03340003987}$" calcext:value-type="string">
            <text:p>$\round{5.03340003987}$</text:p>
          </table:table-cell>
          <table:table-cell table:style-name="ce3" table:formula="of:=COM.MICROSOFT.CONCAT(&quot;$\round{&quot;;[.E12];&quot;}$&quot;)" office:value-type="string" office:string-value="$\round{5.19009079263}$" calcext:value-type="string">
            <text:p>$\round{5.19009079263}$</text:p>
          </table:table-cell>
          <table:table-cell table:style-name="ce3" table:formula="of:=COM.MICROSOFT.CONCAT(&quot;$\round{&quot;;[.F12];&quot;}$&quot;)" office:value-type="string" office:string-value="$\round{-0.156690752765}$" calcext:value-type="string">
            <text:p>$\round{-0.156690752765}$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Gravity (2.4 m upstream)</text:p>
          </table:table-cell>
          <table:table-cell table:style-name="ce3" table:formula="of:=COM.MICROSOFT.CONCAT(&quot;$\round{&quot;;[.D13];&quot;}$&quot;)" office:value-type="string" office:string-value="$\round{4.61611451955}$" calcext:value-type="string">
            <text:p>$\round{4.61611451955}$</text:p>
          </table:table-cell>
          <table:table-cell table:style-name="ce3" table:formula="of:=COM.MICROSOFT.CONCAT(&quot;$\round{&quot;;[.E13];&quot;}$&quot;)" office:value-type="string" office:string-value="$\round{4.76833335025}$" calcext:value-type="string">
            <text:p>$\round{4.76833335025}$</text:p>
          </table:table-cell>
          <table:table-cell table:style-name="ce3" table:formula="of:=COM.MICROSOFT.CONCAT(&quot;$\round{&quot;;[.F13];&quot;}$&quot;)" office:value-type="string" office:string-value="$\round{-0.152218830708}$" calcext:value-type="string">
            <text:p>$\round{-0.152218830708}$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Gravity (3.6 m symmetric)</text:p>
          </table:table-cell>
          <table:table-cell table:style-name="ce3" table:formula="of:=COM.MICROSOFT.CONCAT(&quot;$\round{&quot;;[.D14];&quot;}$&quot;)" office:value-type="string" office:string-value="$\round{4.6274730287}$" calcext:value-type="string">
            <text:p>$\round{4.6274730287}$</text:p>
          </table:table-cell>
          <table:table-cell table:style-name="ce3" table:formula="of:=COM.MICROSOFT.CONCAT(&quot;$\round{&quot;;[.E14];&quot;}$&quot;)" office:value-type="string" office:string-value="$\round{4.77976509963}$" calcext:value-type="string">
            <text:p>$\round{4.77976509963}$</text:p>
          </table:table-cell>
          <table:table-cell table:style-name="ce3" table:formula="of:=COM.MICROSOFT.CONCAT(&quot;$\round{&quot;;[.F14];&quot;}$&quot;)" office:value-type="string" office:string-value="$\round{-0.152292070926}$" calcext:value-type="string">
            <text:p>$\round{-0.152292070926}$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17:34:07.52374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8:51:42.538723295</meta:creation-date>
    <dc:date>2018-07-01T13:24:05.181306540</dc:date>
    <meta:editing-duration>PT18H2M34S</meta:editing-duration>
    <meta:editing-cycles>12</meta:editing-cycles>
    <meta:generator>LibreOffice/6.0.5.2$Linux_X86_64 LibreOffice_project/00m0$Build-2</meta:generator>
    <meta:document-statistic meta:table-count="1" meta:cell-count="23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H18:Sheet1.I21" chart:data-source-has-labels="row" svg:x="1.772cm" svg:y="1.238cm" svg:width="12.929cm" svg:height="7.783cm">
          <chartooo:coordinate-region svg:x="2.499cm" svg:y="1.399cm" svg:width="12.108cm" svg:height="7.055cm"/>
          <chart:axis chart:dimension="x" chart:name="primary-x" chart:style-name="ch4">
            <chart:title svg:x="6.657cm" svg:y="9.224cm" chart:style-name="ch5">
              <text:p>Length of the domain</text:p>
            </chart:title>
          </chart:axis>
          <chart:axis chart:dimension="y" chart:name="primary-y" chart:style-name="ch4">
            <chart:title svg:x="0.96cm" svg:y="5.914cm" chart:style-name="ch6">
              <text:p>Power [W]</text:p>
            </chart:title>
            <chart:grid chart:style-name="ch7" chart:class="major"/>
          </chart:axis>
          <chart:series chart:style-name="ch8" chart:values-cell-range-address="Sheet1.I19:Sheet1.I21" chart:label-cell-address="Sheet1.I18:Sheet1.I18" chart:class="chart:scatter">
            <chart:domain table:cell-range-address="Sheet1.H19:Sheet1.H21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ower [W]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H19:Sheet1.H21</svg:desc>
                </draw:g>
              </table:table-cell>
              <table:table-cell office:value-type="float" office:value="5.02801934555">
                <text:p>5.02801934555</text:p>
                <draw:g>
                  <svg:desc>Sheet1.I19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4.64901900925">
                <text:p>4.6490190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4.6274730287">
                <text:p>4.62747302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